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, Menlo, Consolas, 'Bitstream Vera Sans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04cm" style:rel-column-width="21602*"/>
    </style:style>
    <style:style style:name="Tableau1.B" style:family="table-column">
      <style:table-column-properties style:column-width="4.787cm" style:rel-column-width="18454*"/>
    </style:style>
    <style:style style:name="Tableau1.C" style:family="table-column">
      <style:table-column-properties style:column-width="1.9cm" style:rel-column-width="7323*"/>
    </style:style>
    <style:style style:name="Tableau1.D" style:family="table-column">
      <style:table-column-properties style:column-width="4.71cm" style:rel-column-width="1815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20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91cm" style:rel-column-width="11219*"/>
    </style:style>
    <style:style style:name="Tableau2.B" style:family="table-column">
      <style:table-column-properties style:column-width="14.09cm" style:rel-column-width="5431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0.58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91cm" style:rel-column-width="11219*"/>
    </style:style>
    <style:style style:name="Tableau3.B" style:family="table-column">
      <style:table-column-properties style:column-width="14.09cm" style:rel-column-width="5431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91cm" style:rel-column-width="11219*"/>
    </style:style>
    <style:style style:name="Tableau4.B" style:family="table-column">
      <style:table-column-properties style:column-width="14.09cm" style:rel-column-width="5431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91cm" style:rel-column-width="11219*"/>
    </style:style>
    <style:style style:name="Tableau5.B" style:family="table-column">
      <style:table-column-properties style:column-width="14.09cm" style:rel-column-width="5431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91cm" style:rel-column-width="11219*"/>
    </style:style>
    <style:style style:name="Tableau6.B" style:family="table-column">
      <style:table-column-properties style:column-width="14.09cm" style:rel-column-width="5431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335686" officeooo:paragraph-rsid="00335686"/>
    </style:style>
    <style:style style:name="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P3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P4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P5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P6" style:family="paragraph" style:parent-style-name="Standard">
      <style:text-properties officeooo:rsid="0019989b" officeooo:paragraph-rsid="0019989b"/>
    </style:style>
    <style:style style:name="P7" style:family="paragraph" style:parent-style-name="Text_20_body">
      <style:text-properties officeooo:paragraph-rsid="001c7a2c"/>
    </style:style>
    <style:style style:name="P8" style:family="paragraph" style:parent-style-name="Text_20_body">
      <style:text-properties officeooo:paragraph-rsid="001c86ef"/>
    </style:style>
    <style:style style:name="P9" style:family="paragraph" style:parent-style-name="Text_20_body">
      <style:text-properties officeooo:paragraph-rsid="0023c1cc"/>
    </style:style>
    <style:style style:name="P10" style:family="paragraph" style:parent-style-name="Text_20_body">
      <style:text-properties officeooo:rsid="00358fb7" officeooo:paragraph-rsid="00358fb7"/>
    </style:style>
    <style:style style:name="P11" style:family="paragraph" style:parent-style-name="Text_20_body">
      <style:text-properties officeooo:rsid="00341a2a" officeooo:paragraph-rsid="00341a2a"/>
    </style:style>
    <style:style style:name="P12" style:family="paragraph" style:parent-style-name="Text_20_body">
      <style:text-properties officeooo:rsid="003b8e45" officeooo:paragraph-rsid="003b8e45"/>
    </style:style>
    <style:style style:name="P13" style:family="paragraph" style:parent-style-name="Bloc_20_code">
      <style:text-properties officeooo:rsid="001c86ef" officeooo:paragraph-rsid="001c86ef"/>
    </style:style>
    <style:style style:name="P14" style:family="paragraph" style:parent-style-name="Bloc_20_code">
      <style:text-properties officeooo:rsid="0038621c" officeooo:paragraph-rsid="0038621c"/>
    </style:style>
    <style:style style:name="P15" style:family="paragraph" style:parent-style-name="Table_20_Contents">
      <style:text-properties officeooo:rsid="00204b43" officeooo:paragraph-rsid="00204b43"/>
    </style:style>
    <style:style style:name="P16" style:family="paragraph" style:parent-style-name="Table_20_Contents">
      <style:text-properties officeooo:paragraph-rsid="00204b43"/>
    </style:style>
    <style:style style:name="P17" style:family="paragraph" style:parent-style-name="tab_20_a_20_gauche">
      <style:text-properties officeooo:rsid="0022db4d" officeooo:paragraph-rsid="0022db4d"/>
    </style:style>
    <style:style style:name="P18" style:family="paragraph" style:parent-style-name="tab_20_a_20_gauche">
      <style:text-properties officeooo:rsid="0022db4d" officeooo:paragraph-rsid="0023c1cc"/>
    </style:style>
    <style:style style:name="P19" style:family="paragraph" style:parent-style-name="tab_20_a_20_gauche">
      <style:text-properties officeooo:rsid="0022db4d" officeooo:paragraph-rsid="00271ec9"/>
    </style:style>
    <style:style style:name="P20" style:family="paragraph" style:parent-style-name="tab_20_a_20_gauche">
      <style:text-properties officeooo:rsid="0022db4d" officeooo:paragraph-rsid="002a49f6"/>
    </style:style>
    <style:style style:name="P21" style:family="paragraph" style:parent-style-name="tab_20_a_20_gauche">
      <style:text-properties officeooo:rsid="0023c1cc" officeooo:paragraph-rsid="0023c1cc"/>
    </style:style>
    <style:style style:name="P22" style:family="paragraph" style:parent-style-name="tab_20_a_20_gauche">
      <style:text-properties officeooo:paragraph-rsid="0023c1cc"/>
    </style:style>
    <style:style style:name="P23" style:family="paragraph" style:parent-style-name="tab_20_a_20_gauche">
      <style:text-properties officeooo:rsid="00258c0f" officeooo:paragraph-rsid="00258c0f"/>
    </style:style>
    <style:style style:name="P24" style:family="paragraph" style:parent-style-name="tab_20_a_20_gauche">
      <style:text-properties officeooo:paragraph-rsid="00271ec9"/>
    </style:style>
    <style:style style:name="P25" style:family="paragraph" style:parent-style-name="tab_20_a_20_gauche">
      <style:text-properties officeooo:rsid="00271ec9" officeooo:paragraph-rsid="00271ec9"/>
    </style:style>
    <style:style style:name="P26" style:family="paragraph" style:parent-style-name="tab_20_a_20_gauche">
      <style:text-properties officeooo:rsid="00271ec9" officeooo:paragraph-rsid="0029c00f"/>
    </style:style>
    <style:style style:name="P27" style:family="paragraph" style:parent-style-name="tab_20_a_20_gauche">
      <style:text-properties officeooo:rsid="00271ec9" officeooo:paragraph-rsid="002a49f6"/>
    </style:style>
    <style:style style:name="P28" style:family="paragraph" style:parent-style-name="tab_20_a_20_gauche">
      <style:text-properties fo:font-style="italic" officeooo:rsid="002a49f6" officeooo:paragraph-rsid="002a49f6" style:font-style-asian="italic" style:font-style-complex="italic"/>
    </style:style>
    <style:style style:name="P29" style:family="paragraph" style:parent-style-name="tab_20_a_20_gauche">
      <style:text-properties officeooo:rsid="002878bf" officeooo:paragraph-rsid="002878bf"/>
    </style:style>
    <style:style style:name="P30" style:family="paragraph" style:parent-style-name="tab_20_a_20_gauche">
      <style:text-properties officeooo:paragraph-rsid="002878bf"/>
    </style:style>
    <style:style style:name="P31" style:family="paragraph" style:parent-style-name="tab_20_a_20_gauche">
      <style:text-properties officeooo:paragraph-rsid="002a49f6"/>
    </style:style>
    <style:style style:name="P32" style:family="paragraph" style:parent-style-name="tab_20_a_20_gauche">
      <style:text-properties officeooo:paragraph-rsid="002c363b"/>
    </style:style>
    <style:style style:name="P33" style:family="paragraph" style:parent-style-name="tab_20_a_20_gauche">
      <style:text-properties officeooo:rsid="0021894a"/>
    </style:style>
    <style:style style:name="P34" style:family="paragraph" style:parent-style-name="tab_20_a_20_gauche">
      <style:text-properties officeooo:rsid="0021894a" officeooo:paragraph-rsid="0023c1cc"/>
    </style:style>
    <style:style style:name="P35" style:family="paragraph" style:parent-style-name="tab_20_a_20_gauche">
      <style:text-properties fo:font-variant="normal" fo:text-transform="none" fo:color="#000000" fo:letter-spacing="normal" fo:font-style="italic" officeooo:rsid="00271ec9" officeooo:paragraph-rsid="00271ec9" style:font-style-asian="italic" style:font-style-complex="italic"/>
    </style:style>
    <style:style style:name="P36" style:family="paragraph" style:parent-style-name="tab_20_a_20_gauche">
      <style:text-properties fo:font-variant="normal" fo:text-transform="none" fo:color="#000000" fo:letter-spacing="normal" officeooo:rsid="00271ec9" officeooo:paragraph-rsid="00271ec9"/>
    </style:style>
    <style:style style:name="P37" style:family="paragraph" style:parent-style-name="tab_20_a_20_gauche">
      <style:text-properties fo:font-variant="normal" fo:text-transform="none" fo:color="#000000" fo:letter-spacing="normal" officeooo:rsid="00271ec9" officeooo:paragraph-rsid="002a49f6"/>
    </style:style>
    <style:style style:name="P38" style:family="paragraph" style:parent-style-name="tab_20_a_20_gauche">
      <style:text-properties fo:font-variant="normal" fo:text-transform="none" fo:color="#000000" fo:letter-spacing="normal" officeooo:rsid="002a49f6" officeooo:paragraph-rsid="002a49f6"/>
    </style:style>
    <style:style style:name="P39" style:family="paragraph" style:parent-style-name="Title">
      <style:text-properties officeooo:rsid="002d4881" officeooo:paragraph-rsid="002d4881"/>
    </style:style>
    <style:style style:name="P40" style:family="paragraph" style:parent-style-name="Titre_20_principal_20_secondaire">
      <style:text-properties officeooo:paragraph-rsid="002d4881"/>
    </style:style>
    <style:style style:name="P41" style:family="paragraph" style:parent-style-name="Heading_20_1">
      <style:text-properties officeooo:rsid="00341a2a" officeooo:paragraph-rsid="00341a2a"/>
    </style:style>
    <style:style style:name="P42" style:family="paragraph" style:parent-style-name="Heading_20_1">
      <style:text-properties officeooo:rsid="001c6120" officeooo:paragraph-rsid="001c6120"/>
    </style:style>
    <style:style style:name="P43" style:family="paragraph" style:parent-style-name="Heading_20_1">
      <style:paragraph-properties fo:break-before="page"/>
      <style:text-properties officeooo:rsid="00341a2a" officeooo:paragraph-rsid="00341a2a"/>
    </style:style>
    <style:style style:name="P4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officeooo:rsid="001c7a2c" officeooo:paragraph-rsid="001c7a2c"/>
    </style:style>
    <style:style style:name="P47" style:family="paragraph" style:parent-style-name="Heading_20_3">
      <style:text-properties officeooo:rsid="001c7a2c" officeooo:paragraph-rsid="001c7a2c"/>
    </style:style>
    <style:style style:name="P48" style:family="paragraph" style:parent-style-name="Heading_20_3">
      <style:text-properties officeooo:rsid="001c86ef" officeooo:paragraph-rsid="001c86ef"/>
    </style:style>
    <style:style style:name="P49" style:family="paragraph" style:parent-style-name="Heading_20_3">
      <style:text-properties officeooo:paragraph-rsid="0023c1cc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T1" style:family="text">
      <style:text-properties fo:font-variant="normal" fo:text-transform="none" fo:color="#000000" style:font-name="Anonymous Pro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22db4d"/>
    </style:style>
    <style:style style:name="T4" style:family="text">
      <style:text-properties fo:font-variant="normal" fo:text-transform="none" fo:color="#000000" fo:letter-spacing="normal" officeooo:rsid="00271ec9"/>
    </style:style>
    <style:style style:name="T5" style:family="text">
      <style:text-properties fo:font-variant="normal" fo:text-transform="none" fo:color="#000000" fo:letter-spacing="normal" officeooo:rsid="002878bf"/>
    </style:style>
    <style:style style:name="T6" style:family="text">
      <style:text-properties fo:font-variant="normal" fo:text-transform="none" fo:color="#000000" fo:letter-spacing="normal" officeooo:rsid="0029c00f"/>
    </style:style>
    <style:style style:name="T7" style:family="text">
      <style:text-properties fo:font-variant="normal" fo:text-transform="none" fo:color="#000000" fo:letter-spacing="normal" officeooo:rsid="002c363b"/>
    </style:style>
    <style:style style:name="T8" style:family="text">
      <style:text-properties officeooo:rsid="00204b43"/>
    </style:style>
    <style:style style:name="T9" style:family="text">
      <style:text-properties officeooo:rsid="00217b27"/>
    </style:style>
    <style:style style:name="T10" style:family="text">
      <style:text-properties officeooo:rsid="0022db4d"/>
    </style:style>
    <style:style style:name="T11" style:family="text">
      <style:text-properties officeooo:rsid="0023c1cc"/>
    </style:style>
    <style:style style:name="T12" style:family="text">
      <style:text-properties officeooo:rsid="00258c0f"/>
    </style:style>
    <style:style style:name="T13" style:family="text">
      <style:text-properties officeooo:rsid="00271ec9"/>
    </style:style>
    <style:style style:name="T14" style:family="text">
      <style:text-properties officeooo:rsid="0029c00f"/>
    </style:style>
    <style:style style:name="T15" style:family="text">
      <style:text-properties officeooo:rsid="002c363b"/>
    </style:style>
    <style:style style:name="T16" style:family="text">
      <style:text-properties officeooo:rsid="003d6cfd"/>
    </style:style>
    <style:style style:name="fr1" style:family="graphic" style:parent-style-name="Frame">
      <style:graphic-properties style:vertical-pos="middle" style:vertical-rel="page" style:horizontal-pos="center" style:horizontal-rel="pag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width="17cm" draw:z-index="0">
        <draw:text-box fo:min-height="0.499cm">
          <text:p text:style-name="P39"/>
          <text:p text:style-name="P39">API de comparaison des risques</text:p>
          <text:p text:style-name="P40">version prototype</text:p>
          <text:p text:style-name="Title"/>
        </draw:text-box>
      </draw:frame>
      <text:p text:style-name="Title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51">Table des matières</text:p>
          </text:index-title>
          <text:p text:style-name="P50"><text:a xlink:type="simple" xlink:href="#__RefHeading___Toc928_2574467807" text:style-name="Index_20_Link" text:visited-style-name="Index_20_Link">1 Préambule<text:tab/>3</text:a></text:p>
          <text:p text:style-name="P50"><text:a xlink:type="simple" xlink:href="#__RefHeading___Toc930_2574467807" text:style-name="Index_20_Link" text:visited-style-name="Index_20_Link">2 URL de base<text:tab/>3</text:a></text:p>
          <text:p text:style-name="P50"><text:a xlink:type="simple" xlink:href="#__RefHeading___Toc107_1254577888" text:style-name="Index_20_Link" text:visited-style-name="Index_20_Link">3 Contrôleur Patient<text:tab/>3</text:a></text:p>
          <text:p text:style-name="P45"><text:a xlink:type="simple" xlink:href="#__RefHeading___Toc109_1254577888" text:style-name="Index_20_Link" text:visited-style-name="Index_20_Link">3.1 Type Patient<text:tab/>3</text:a></text:p>
          <text:p text:style-name="P44"><text:a xlink:type="simple" xlink:href="#__RefHeading___Toc111_1254577888" text:style-name="Index_20_Link" text:visited-style-name="Index_20_Link">3.1.1 Exemple de valeur pour Patient<text:tab/>3</text:a></text:p>
          <text:p text:style-name="P44"><text:a xlink:type="simple" xlink:href="#__RefHeading___Toc280_679808503" text:style-name="Index_20_Link" text:visited-style-name="Index_20_Link">3.1.2 Valeurs possibles<text:tab/>4</text:a></text:p>
          <text:p text:style-name="P45"><text:a xlink:type="simple" xlink:href="#__RefHeading___Toc282_679808503" text:style-name="Index_20_Link" text:visited-style-name="Index_20_Link">3.2 Opérations du contrôleur Patient<text:tab/>4</text:a></text:p>
          <text:p text:style-name="P44"><text:a xlink:type="simple" xlink:href="#__RefHeading___Toc284_679808503" text:style-name="Index_20_Link" text:visited-style-name="Index_20_Link">3.2.1 Lister les Patients<text:tab/>4</text:a></text:p>
          <text:p text:style-name="P44"><text:a xlink:type="simple" xlink:href="#__RefHeading___Toc286_679808503" text:style-name="Index_20_Link" text:visited-style-name="Index_20_Link">3.2.2 Lister un Patient particulier<text:tab/>5</text:a></text:p>
          <text:p text:style-name="P44"><text:a xlink:type="simple" xlink:href="#__RefHeading___Toc288_679808503" text:style-name="Index_20_Link" text:visited-style-name="Index_20_Link">3.2.3 Créer un Patient<text:tab/>5</text:a></text:p>
          <text:p text:style-name="P44"><text:a xlink:type="simple" xlink:href="#__RefHeading___Toc290_679808503" text:style-name="Index_20_Link" text:visited-style-name="Index_20_Link">3.2.4 Mettre à jour un Patient<text:tab/>6</text:a></text:p>
          <text:p text:style-name="P44"><text:a xlink:type="simple" xlink:href="#__RefHeading___Toc292_679808503" text:style-name="Index_20_Link" text:visited-style-name="Index_20_Link">3.2.5 Supprimer un Patient<text:tab/>7</text:a></text:p>
        </text:index-body>
      </text:table-of-content>
      <text:p text:style-name="P6"/>
      <text:h text:style-name="P43" text:outline-level="1"><text:bookmark-start text:name="__RefHeading___Toc928_2574467807"/>Préambule<text:bookmark-end text:name="__RefHeading___Toc928_2574467807"/></text:h>
      <text:p text:style-name="P11">Outil de comparaison des risques encourus par des patients sur base des paramètres médicaux, biométriques et d'assuétudes.</text:p>
      <text:p text:style-name="P10">Un premier contrôleur nommé Patient, se chargera le créer, lire, écrire ou supprimer un objet nommé Patient. Cet objet représente une fiche rassemblant un ensemble de paramètres divers.</text:p>
      <text:p text:style-name="P10"><text:s/>Ces paramètres une fois récolté permettrons d’établir une corrélation entre divers paramètres, les uns étant des paramètres présumé aggravant des autres. (e.g. un surpoids entraînerait un risque aggravé de diabète)</text:p>
      <text:p text:style-name="P10">Un second contrôleur (à venir) compilera les données et les formateras de manière à être aisément porté sur des graphiques.</text:p>
      <text:h text:style-name="P41" text:outline-level="1"><text:bookmark-start text:name="__RefHeading___Toc930_2574467807"/>URL de base<text:bookmark-end text:name="__RefHeading___Toc930_2574467807"/></text:h>
      <text:p text:style-name="Text_20_body"><text:a xlink:type="simple" xlink:href="http://localhost:59824/" text:style-name="Internet_20_link" text:visited-style-name="Visited_20_Internet_20_Link">http://localhost:59824</text:a></text:p>
      <text:h text:style-name="Heading_20_1" text:outline-level="1">Documentation et <text:span text:style-name="T16">client </text:span>test</text:h>
      <text:p text:style-name="P12">Une page de documentation, permettant également de test les contrôleurs est disponnible grâce à Swagger.</text:p>
      <text:p text:style-name="P12">{url_de_base}/swagger</text:p>
      <text:h text:style-name="P42" text:outline-level="1"><text:bookmark-start text:name="__RefHeading___Toc107_1254577888"/><text:span text:style-name="T9">Contrôleur</text:span> Patient<text:bookmark-end text:name="__RefHeading___Toc107_1254577888"/></text:h>
      <text:h text:style-name="P46" text:outline-level="2"><text:bookmark-start text:name="__RefHeading___Toc109_1254577888"/>Type Patient<text:bookmark-end text:name="__RefHeading___Toc109_1254577888"/></text:h>
      <text:h text:style-name="P47" text:outline-level="3"><text:bookmark-start text:name="__RefHeading___Toc111_1254577888"/>Exemple de valeur pour Patient<text:bookmark-end text:name="__RefHeading___Toc111_1254577888"/></text:h>
      <text:p text:style-name="P7"/>
      <text:p text:style-name="P13"><text:tab/></text:p>
      <text:p text:style-name="P14"><text:tab/><text:tab/>{</text:p>
      <text:p text:style-name="P14"><text:tab/><text:tab/> <text:s/>"id": 163,</text:p>
      <text:p text:style-name="P14"><text:tab/><text:tab/> <text:s/>"admin": {</text:p>
      <text:p text:style-name="P14"><text:tab/><text:tab/><text:tab/>"prenom": "Frédérik",</text:p>
      <text:p text:style-name="P14"><text:tab/><text:tab/><text:tab/>"nom": "Liénard",</text:p>
      <text:p text:style-name="P14"><text:tab/><text:tab/><text:tab/>"date_de_naissance": "1983-07-21T07:45:13Z",</text:p>
      <text:p text:style-name="P14"><text:tab/><text:tab/><text:tab/>"genre": "Male"</text:p>
      <text:p text:style-name="P14"><text:tab/><text:tab/> <text:s/>},</text:p>
      <text:p text:style-name="P14"><text:tab/><text:tab/> <text:s/>"biometrie": {</text:p>
      <text:p text:style-name="P14"><text:tab/><text:tab/><text:tab/>"poids": 78,</text:p>
      <text:p text:style-name="P14"><text:soft-page-break/><text:tab/><text:tab/><text:tab/>"taille": 175</text:p>
      <text:p text:style-name="P14"><text:tab/><text:tab/> <text:s/>},</text:p>
      <text:p text:style-name="P14"><text:tab/><text:tab/> <text:s/>"const_biologique": {</text:p>
      <text:p text:style-name="P14"><text:tab/><text:tab/><text:tab/>"hbA1c": 0.09,</text:p>
      <text:p text:style-name="P14"><text:tab/><text:tab/><text:tab/>"cholesterol_total": 303,</text:p>
      <text:p text:style-name="P14"><text:tab/><text:tab/><text:tab/>"cholesterol_HDL": 78</text:p>
      <text:p text:style-name="P14"><text:tab/><text:tab/> <text:s/>},</text:p>
      <text:p text:style-name="P14"><text:tab/><text:tab/> <text:s/>"parametres": {</text:p>
      <text:p text:style-name="P14"><text:tab/><text:tab/><text:tab/>"pss": 101</text:p>
      <text:p text:style-name="P14"><text:tab/><text:tab/> <text:s/>},</text:p>
      <text:p text:style-name="P14"><text:tab/><text:tab/> <text:s/>"assuetudes": {</text:p>
      <text:p text:style-name="P14"><text:tab/><text:tab/><text:tab/>"consommation_tabagique": 0</text:p>
      <text:p text:style-name="P14"><text:tab/><text:tab/> <text:s/>}</text:p>
      <text:p text:style-name="P14"><text:tab/><text:tab/>}</text:p>
      <text:p text:style-name="P13"/>
      <text:p text:style-name="Text_20_body"/>
      <text:h text:style-name="P48" text:outline-level="3"><text:bookmark-start text:name="__RefHeading___Toc280_679808503"/>Valeurs possibles<text:bookmark-end text:name="__RefHeading___Toc280_679808503"/></text:h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Nom</text:p>
          </table:table-cell>
          <table:table-cell table:style-name="Tableau1.A1" office:value-type="string">
            <text:p text:style-name="Table_20_Heading">Description</text:p>
          </table:table-cell>
          <table:table-cell table:style-name="Tableau1.A1" office:value-type="string">
            <text:p text:style-name="Table_20_Heading">Type</text:p>
          </table:table-cell>
          <table:table-cell table:style-name="Tableau1.D1" office:value-type="string">
            <text:p text:style-name="Table_20_Heading">Limitations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A2" office:value-type="string">
            <text:p text:style-name="P15">Identifiant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(aucune)</text:p>
          </table:table-cell>
        </table:table-row>
        <table:table-row>
          <table:table-cell table:style-name="Tableau1.A2" office:value-type="string">
            <text:p text:style-name="Table_20_Contents">admin.prenom</text:p>
          </table:table-cell>
          <table:table-cell table:style-name="Tableau1.A2" office:value-type="string">
            <text:p text:style-name="P15">Prénom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D2" office:value-type="string">
            <text:p text:style-name="Table_20_Contents">(aucune)</text:p>
          </table:table-cell>
        </table:table-row>
        <table:table-row>
          <table:table-cell table:style-name="Tableau1.A2" office:value-type="string">
            <text:p text:style-name="Table_20_Contents">admin.nom</text:p>
          </table:table-cell>
          <table:table-cell table:style-name="Tableau1.A2" office:value-type="string">
            <text:p text:style-name="P15">Nom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D2" office:value-type="string">
            <text:p text:style-name="Table_20_Contents">(aucune)</text:p>
          </table:table-cell>
        </table:table-row>
        <table:table-row>
          <table:table-cell table:style-name="Tableau1.A2" office:value-type="string">
            <text:p text:style-name="Table_20_Contents">admin.date_de_naissance</text:p>
          </table:table-cell>
          <table:table-cell table:style-name="Tableau1.A2" office:value-type="string">
            <text:p text:style-name="P15">Date de naissanc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D2" office:value-type="string">
            <text:p text:style-name="Table_20_Contents">entre 1/1/1930 et 31/12/2017</text:p>
          </table:table-cell>
        </table:table-row>
        <table:table-row>
          <table:table-cell table:style-name="Tableau1.A2" office:value-type="string">
            <text:p text:style-name="Table_20_Contents">admin.genre</text:p>
          </table:table-cell>
          <table:table-cell table:style-name="Tableau1.A2" office:value-type="string">
            <text:p text:style-name="P15">Genre</text:p>
          </table:table-cell>
          <table:table-cell table:style-name="Tableau1.A2" office:value-type="string">
            <text:p text:style-name="Table_20_Contents">string</text:p>
          </table:table-cell>
          <table:table-cell table:style-name="Tableau1.D2" office:value-type="string">
            <text:p text:style-name="Table_20_Contents">"Male" ou "Female"</text:p>
          </table:table-cell>
        </table:table-row>
        <table:table-row>
          <table:table-cell table:style-name="Tableau1.A2" office:value-type="string">
            <text:p text:style-name="Table_20_Contents">biometrie.poids</text:p>
          </table:table-cell>
          <table:table-cell table:style-name="Tableau1.A2" office:value-type="string">
            <text:p text:style-name="P15">Poids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entre 45 et 140</text:p>
          </table:table-cell>
        </table:table-row>
        <table:table-row table:style-name="Tableau1.8">
          <table:table-cell table:style-name="Tableau1.A2" office:value-type="string">
            <text:p text:style-name="Table_20_Contents">biometrie.taille</text:p>
          </table:table-cell>
          <table:table-cell table:style-name="Tableau1.A2" office:value-type="string">
            <text:p text:style-name="P15">Taills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entre 155 et 195</text:p>
          </table:table-cell>
        </table:table-row>
        <table:table-row>
          <table:table-cell table:style-name="Tableau1.A2" office:value-type="string">
            <text:p text:style-name="Table_20_Contents">const_biologique.hbA1c</text:p>
          </table:table-cell>
          <table:table-cell table:style-name="Tableau1.A2" office:value-type="string">
            <text:p text:style-name="P15">Hémoglobine glyquée</text:p>
          </table:table-cell>
          <table:table-cell table:style-name="Tableau1.A2" office:value-type="string">
            <text:p text:style-name="Table_20_Contents">number</text:p>
          </table:table-cell>
          <table:table-cell table:style-name="Tableau1.D2" office:value-type="string">
            <text:p text:style-name="Table_20_Contents">entre 0.05 et 0.12</text:p>
          </table:table-cell>
        </table:table-row>
        <table:table-row>
          <table:table-cell table:style-name="Tableau1.A2" office:value-type="string">
            <text:p text:style-name="Table_20_Contents">const_biologique.cholesterol_total</text:p>
          </table:table-cell>
          <table:table-cell table:style-name="Tableau1.A2" office:value-type="string">
            <text:p text:style-name="P16"><text:span text:style-name="T8">C</text:span>holesterol total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entre 130 et 320</text:p>
          </table:table-cell>
        </table:table-row>
        <table:table-row>
          <table:table-cell table:style-name="Tableau1.A2" office:value-type="string">
            <text:p text:style-name="Table_20_Contents">const_biologique.cholesterol_HDL</text:p>
          </table:table-cell>
          <table:table-cell table:style-name="Tableau1.A2" office:value-type="string">
            <text:p text:style-name="P16"><text:span text:style-name="T8">C</text:span>holesterol <text:span text:style-name="T8">HDL</text:span>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entre 20 et 100</text:p>
          </table:table-cell>
        </table:table-row>
        <table:table-row>
          <table:table-cell table:style-name="Tableau1.A2" office:value-type="string">
            <text:p text:style-name="Table_20_Contents">parametres.pss</text:p>
          </table:table-cell>
          <table:table-cell table:style-name="Tableau1.A2" office:value-type="string">
            <text:p text:style-name="P15">Pression sanguine systolique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90 et 200</text:p>
          </table:table-cell>
        </table:table-row>
        <table:table-row>
          <table:table-cell table:style-name="Tableau1.A2" office:value-type="string">
            <text:p text:style-name="Table_20_Contents">assuetudes.consommation_tabagique</text:p>
          </table:table-cell>
          <table:table-cell table:style-name="Tableau1.A2" office:value-type="string">
            <text:p text:style-name="P15">Consommation tabagique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D2" office:value-type="string">
            <text:p text:style-name="Table_20_Contents">entre 0 et 80</text:p>
          </table:table-cell>
        </table:table-row>
      </table:table>
      <text:p text:style-name="P8"/>
      <text:h text:style-name="Heading_20_2" text:outline-level="2"><text:bookmark-start text:name="__RefHeading___Toc282_679808503"/>Opérations du contrôleur Patient<text:bookmark-end text:name="__RefHeading___Toc282_679808503"/></text:h>
      <text:h text:style-name="Heading_20_3" text:outline-level="3"><text:bookmark-start text:name="__RefHeading___Toc284_679808503"/>Lister les <text:span text:style-name="T9">P</text:span>atient<text:span text:style-name="T9">s</text:span><text:bookmark-end text:name="__RefHeading___Toc284_679808503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Description</text:p>
          </table:table-cell>
          <table:table-cell table:style-name="Tableau2.B1" office:value-type="string">
            <text:p text:style-name="tab_20_a_20_gauche">Liste les <text:span text:style-name="T9">P</text:span>atient<text:span text:style-name="T9">s</text:span></text:p>
          </table:table-cell>
        </table:table-row>
        <table:table-row>
          <table:table-cell table:style-name="Tableau2.A2" office:value-type="string">
            <text:p text:style-name="tab_20_a_20_gauche">Méthode</text:p>
          </table:table-cell>
          <table:table-cell table:style-name="Tableau2.B2" office:value-type="string">
            <text:p text:style-name="tab_20_a_20_gauche">GET</text:p>
          </table:table-cell>
        </table:table-row>
        <table:table-row>
          <table:table-cell table:style-name="Tableau2.A2" office:value-type="string">
            <text:p text:style-name="tab_20_a_20_gauche">URL</text:p>
          </table:table-cell>
          <table:table-cell table:style-name="Tableau2.B2" office:value-type="string">
            <text:p text:style-name="tab_20_a_20_gauche">/api/patient</text:p>
          </table:table-cell>
        </table:table-row>
        <table:table-row>
          <table:table-cell table:style-name="Tableau2.A2" office:value-type="string">
            <text:p text:style-name="tab_20_a_20_gauche">Paramètres URL</text:p>
          </table:table-cell>
          <table:table-cell table:style-name="Tableau2.B2" office:value-type="string">
            <text:p text:style-name="tab_20_a_20_gauche"><text:span text:style-name="T1">search</text:span> [string] (e.g. search=fred)</text:p>
            <text:p text:style-name="P23"><text:soft-page-break/>- Filtre la liste par le début du nom de famille correspondant.</text:p>
            <text:p text:style-name="tab_20_a_20_gauche">limit [integer] (e.g. limit=10)</text:p>
            <text:p text:style-name="P23">- Limite le nombre de Patient dans la liste .</text:p>
          </table:table-cell>
        </table:table-row>
        <table:table-row>
          <table:table-cell table:style-name="Tableau2.A2" office:value-type="string">
            <text:p text:style-name="P33">Paramètres DATA</text:p>
          </table:table-cell>
          <table:table-cell table:style-name="Tableau2.B2" office:value-type="string">
            <text:p text:style-name="contenu_20_grisé">(aucun)</text:p>
          </table:table-cell>
        </table:table-row>
        <table:table-row>
          <table:table-cell table:style-name="Tableau2.A2" office:value-type="string">
            <text:p text:style-name="P17">Succès</text:p>
          </table:table-cell>
          <table:table-cell table:style-name="Tableau2.B2" office:value-type="string">
            <text:p text:style-name="tab_20_a_20_gauche">Code 200</text:p>
            <text:p text:style-name="tab_20_a_20_gauche"><text:span text:style-name="T10">Contenu </text:span><text:span text:style-name="T3">: liste de Patients en format JSON</text:span></text:p>
          </table:table-cell>
        </table:table-row>
        <table:table-row>
          <table:table-cell table:style-name="Tableau2.A2" office:value-type="string">
            <text:p text:style-name="P17">Erreur</text:p>
          </table:table-cell>
          <table:table-cell table:style-name="Tableau2.B2" office:value-type="string">
            <text:p text:style-name="contenu_20_grisé">(aucun)</text:p>
          </table:table-cell>
        </table:table-row>
        <table:table-row>
          <table:table-cell table:style-name="Tableau2.A2" office:value-type="string">
            <text:p text:style-name="P17">Exemple</text:p>
          </table:table-cell>
          <table:table-cell table:style-name="Tableau2.B2" office:value-type="string">
            <text:p text:style-name="Bloc_20_code_20_tableau">curl -X GET --header 'Accept: application/json' 'http://localhost:59824/api/patient'</text:p>
          </table:table-cell>
        </table:table-row>
        <table:table-row table:style-name="Tableau2.9">
          <table:table-cell table:style-name="Tableau2.A2" office:value-type="string">
            <text:p text:style-name="P21">Notes</text:p>
          </table:table-cell>
          <table:table-cell table:style-name="Tableau2.B2" office:value-type="string">
            <text:p text:style-name="contenu_20_grisé">(aucun<text:span text:style-name="T11">e</text:span>)</text:p>
          </table:table-cell>
        </table:table-row>
      </table:table>
      <text:p text:style-name="Text_20_body"/>
      <text:h text:style-name="P49" text:outline-level="3"><text:bookmark-start text:name="__RefHeading___Toc286_679808503"/>Lister un Patient particulier<text:bookmark-end text:name="__RefHeading___Toc286_679808503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Description</text:p>
          </table:table-cell>
          <table:table-cell table:style-name="Tableau3.B1" office:value-type="string">
            <text:p text:style-name="P21">Liste un Patient particulier (par son id).</text:p>
          </table:table-cell>
        </table:table-row>
        <table:table-row>
          <table:table-cell table:style-name="Tableau3.A2" office:value-type="string">
            <text:p text:style-name="P22">Méthode</text:p>
          </table:table-cell>
          <table:table-cell table:style-name="Tableau3.B2" office:value-type="string">
            <text:p text:style-name="P22">GET</text:p>
          </table:table-cell>
        </table:table-row>
        <table:table-row>
          <table:table-cell table:style-name="Tableau3.A2" office:value-type="string">
            <text:p text:style-name="P22">URL</text:p>
          </table:table-cell>
          <table:table-cell table:style-name="Tableau3.B2" office:value-type="string">
            <text:p text:style-name="P22">/api/patient/<text:span text:style-name="T11">{id}</text:span></text:p>
          </table:table-cell>
        </table:table-row>
        <table:table-row>
          <table:table-cell table:style-name="Tableau3.A2" office:value-type="string">
            <text:p text:style-name="P22">Paramètres URL</text:p>
          </table:table-cell>
          <table:table-cell table:style-name="Tableau3.B2" office:value-type="string">
            <text:p text:style-name="contenu_20_grisé">(aucun)</text:p>
          </table:table-cell>
        </table:table-row>
        <table:table-row>
          <table:table-cell table:style-name="Tableau3.A2" office:value-type="string">
            <text:p text:style-name="P34">Paramètres DATA</text:p>
          </table:table-cell>
          <table:table-cell table:style-name="Tableau3.B2" office:value-type="string">
            <text:p text:style-name="contenu_20_grisé">(aucun)</text:p>
          </table:table-cell>
        </table:table-row>
        <table:table-row>
          <table:table-cell table:style-name="Tableau3.A2" office:value-type="string">
            <text:p text:style-name="P18">Succès</text:p>
          </table:table-cell>
          <table:table-cell table:style-name="Tableau3.B2" office:value-type="string">
            <text:p text:style-name="P22">Code : 200</text:p>
            <text:p text:style-name="P22"><text:span text:style-name="T10">Contenu </text:span><text:span text:style-name="T3">: Patient en format JSON</text:span></text:p>
          </table:table-cell>
        </table:table-row>
        <table:table-row>
          <table:table-cell table:style-name="Tableau3.A2" office:value-type="string">
            <text:p text:style-name="P18">Erreur</text:p>
          </table:table-cell>
          <table:table-cell table:style-name="Tableau3.B2" office:value-type="string">
            <text:p text:style-name="P24">Code <text:span text:style-name="T13">404</text:span></text:p>
            <text:p text:style-name="P24"><text:span text:style-name="T10">Contenu </text:span><text:span text:style-name="T3">: </text:span><text:span text:style-name="T4">description de l’erreur </text:span><text:span text:style-name="T3">en format </text:span><text:span text:style-name="T4">string</text:span></text:p>
          </table:table-cell>
        </table:table-row>
        <table:table-row>
          <table:table-cell table:style-name="Tableau3.A2" office:value-type="string">
            <text:p text:style-name="P18">Exemple</text:p>
          </table:table-cell>
          <table:table-cell table:style-name="Tableau3.B2" office:value-type="string">
            <text:p text:style-name="Bloc_20_code_20_tableau">curl -X GET --header 'Accept: application/json' 'http://localhost:59824/api/patient/<text:span text:style-name="T12">13</text:span>'</text:p>
          </table:table-cell>
        </table:table-row>
        <table:table-row>
          <table:table-cell table:style-name="Tableau3.A2" office:value-type="string">
            <text:p text:style-name="P21">Notes</text:p>
          </table:table-cell>
          <table:table-cell table:style-name="Tableau3.B2" office:value-type="string">
            <text:p text:style-name="contenu_20_grisé">(aucun<text:span text:style-name="T11">e</text:span>)</text:p>
          </table:table-cell>
        </table:table-row>
      </table:table>
      <text:p text:style-name="P9"/>
      <text:h text:style-name="P49" text:outline-level="3"><text:bookmark-start text:name="__RefHeading___Toc288_679808503"/>Créer un Patient<text:bookmark-end text:name="__RefHeading___Toc288_679808503"/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Description</text:p>
          </table:table-cell>
          <table:table-cell table:style-name="Tableau4.B1" office:value-type="string">
            <text:p text:style-name="P23">Crée un Patient</text:p>
          </table:table-cell>
        </table:table-row>
        <table:table-row>
          <table:table-cell table:style-name="Tableau4.A2" office:value-type="string">
            <text:p text:style-name="P22">Méthode</text:p>
          </table:table-cell>
          <table:table-cell table:style-name="Tableau4.B2" office:value-type="string">
            <text:p text:style-name="P21">POST</text:p>
          </table:table-cell>
        </table:table-row>
        <table:table-row>
          <table:table-cell table:style-name="Tableau4.A2" office:value-type="string">
            <text:p text:style-name="P22">URL</text:p>
          </table:table-cell>
          <table:table-cell table:style-name="Tableau4.B2" office:value-type="string">
            <text:p text:style-name="P22">/api/patient</text:p>
          </table:table-cell>
        </table:table-row>
        <table:table-row>
          <table:table-cell table:style-name="Tableau4.A2" office:value-type="string">
            <text:p text:style-name="P22">Paramètres URL</text:p>
          </table:table-cell>
          <table:table-cell table:style-name="Tableau4.B2" office:value-type="string">
            <text:p text:style-name="P22">(aucun)</text:p>
          </table:table-cell>
        </table:table-row>
        <table:table-row>
          <table:table-cell table:style-name="Tableau4.A2" office:value-type="string">
            <text:p text:style-name="P34">Paramètres DATA</text:p>
          </table:table-cell>
          <table:table-cell table:style-name="Tableau4.B2" office:value-type="string">
            <text:p text:style-name="P25">Patient en format JSON ( id vide ou =0 )</text:p>
          </table:table-cell>
        </table:table-row>
        <table:table-row>
          <table:table-cell table:style-name="Tableau4.A2" office:value-type="string">
            <text:p text:style-name="P18">Succès</text:p>
          </table:table-cell>
          <table:table-cell table:style-name="Tableau4.B2" office:value-type="string">
            <text:p text:style-name="P22">Code 200</text:p>
            <text:p text:style-name="P30"><text:span text:style-name="T10">Contenu </text:span><text:span text:style-name="T3">: Patient </text:span><text:span text:style-name="T5">nouvellement créé (avec son id)</text:span></text:p>
          </table:table-cell>
        </table:table-row>
        <table:table-row>
          <table:table-cell table:style-name="Tableau4.A2" office:value-type="string">
            <text:p text:style-name="P18">Erreur</text:p>
          </table:table-cell>
          <table:table-cell table:style-name="Tableau4.B2" office:value-type="string">
            <text:p text:style-name="P24">Code <text:span text:style-name="T13">400</text:span></text:p>
            <text:p text:style-name="P19">Contenu <text:span text:style-name="T2">: </text:span><text:span text:style-name="T4">description de l’erreur </text:span><text:span text:style-name="T2">en format </text:span><text:span text:style-name="T4">string</text:span></text:p>
            <text:p text:style-name="P35">OU</text:p>
            <text:p text:style-name="P24">Code <text:span text:style-name="T13">400</text:span></text:p>
            <text:p text:style-name="P25"><text:span text:style-name="T3">Contenu : </text:span><text:span text:style-name="T2">Liste d’erreur, tableau de string en format JSON</text:span></text:p>
            <text:p text:style-name="P36">Exemple :</text:p>
            <text:p text:style-name="Bloc_20_code_20_tableau"><text:s/>[</text:p>
            <text:p text:style-name="Bloc_20_code_20_tableau"><text:s text:c="2"/>"Le genre doit être Male ou Female.",</text:p>
            <text:p text:style-name="Bloc_20_code_20_tableau"><text:s text:c="2"/>"La date de naissance doit être comprise entre 1/1/1930 et 31/12/2017.",</text:p>
            <text:p text:style-name="Bloc_20_code_20_tableau"><text:s text:c="2"/>"Le poids doit être compris entre 45 et 140 kg.",</text:p>
            <text:p text:style-name="Bloc_20_code_20_tableau"><text:s text:c="2"/>"La taille doit être comprise entre 155 et 195 cm.",</text:p>
            <text:p text:style-name="Bloc_20_code_20_tableau"><text:soft-page-break/><text:s text:c="2"/>"La PSS doit être comprise entre 90 et 200 mmHg.",</text:p>
            <text:p text:style-name="Bloc_20_code_20_tableau"><text:s text:c="2"/>"La HbA1c doit être compris entre 0.05 et 0.12 ).",</text:p>
            <text:p text:style-name="Bloc_20_code_20_tableau"><text:s text:c="2"/>"Le cholesterol <text:s/>HDL doit être compris entre 20 et 100 mg/dl).",</text:p>
            <text:p text:style-name="Bloc_20_code_20_tableau"><text:s text:c="2"/>"Le cholesterol total doit être compris entre 130 et 320 mg/dl)."</text:p>
            <text:p text:style-name="Bloc_20_code_20_tableau">]</text:p>
            <text:p text:style-name="P36"/>
          </table:table-cell>
        </table:table-row>
        <table:table-row>
          <table:table-cell table:style-name="Tableau4.A2" office:value-type="string">
            <text:p text:style-name="tab_20_a_20_gauche">Exemple</text:p>
          </table:table-cell>
          <table:table-cell table:style-name="Tableau4.B2" office:value-type="string">
            <text:p text:style-name="Bloc_20_code_20_tableau">curl -X POST --header 'Content-Type: application/json-patch+json' --header 'Accept: application/json' -d '{ \ </text:p>
            <text:p text:style-name="Bloc_20_code_20_tableau"><text:s text:c="3"/>"id": 0, \ </text:p>
            <text:p text:style-name="Bloc_20_code_20_tableau"><text:s text:c="3"/>"admin": { \ </text:p>
            <text:p text:style-name="Bloc_20_code_20_tableau"><text:s text:c="5"/>"prenom": "Ruggiero", \ </text:p>
            <text:p text:style-name="Bloc_20_code_20_tableau"><text:s text:c="5"/>"nom": "Semerad", \ </text:p>
            <text:p text:style-name="Bloc_20_code_20_tableau"><text:s text:c="5"/>"date_de_naissance": "1957-06-14T19:47:34Z", \ </text:p>
            <text:p text:style-name="Bloc_20_code_20_tableau"><text:s text:c="5"/>"genre": "Male" \ </text:p>
            <text:p text:style-name="Bloc_20_code_20_tableau"><text:s text:c="3"/>}, \ </text:p>
            <text:p text:style-name="Bloc_20_code_20_tableau"><text:s text:c="3"/>"biometrie": { \ </text:p>
            <text:p text:style-name="Bloc_20_code_20_tableau"><text:s text:c="5"/>"poids": 97, \ </text:p>
            <text:p text:style-name="Bloc_20_code_20_tableau"><text:s text:c="5"/>"taille": 166 \ </text:p>
            <text:p text:style-name="Bloc_20_code_20_tableau"><text:s text:c="3"/>}, \ </text:p>
            <text:p text:style-name="Bloc_20_code_20_tableau"><text:s text:c="3"/>"const_biologique": { \ </text:p>
            <text:p text:style-name="Bloc_20_code_20_tableau"><text:s text:c="5"/>"hbA1c": 0.1, \ </text:p>
            <text:p text:style-name="Bloc_20_code_20_tableau"><text:s text:c="5"/>"cholesterol_total": 280, \ </text:p>
            <text:p text:style-name="Bloc_20_code_20_tableau"><text:s text:c="5"/>"cholesterol_HDL": 100 \ </text:p>
            <text:p text:style-name="Bloc_20_code_20_tableau"><text:s text:c="3"/>}, \ </text:p>
            <text:p text:style-name="Bloc_20_code_20_tableau"><text:s text:c="3"/>"parametres": { \ </text:p>
            <text:p text:style-name="Bloc_20_code_20_tableau"><text:s text:c="5"/>"pss": 195 \ </text:p>
            <text:p text:style-name="Bloc_20_code_20_tableau"><text:s text:c="3"/>}, \ </text:p>
            <text:p text:style-name="Bloc_20_code_20_tableau"><text:s text:c="3"/>"assuetudes": { \ </text:p>
            <text:p text:style-name="Bloc_20_code_20_tableau"><text:s text:c="5"/>"consommation_tabagique": 0 \ </text:p>
            <text:p text:style-name="Bloc_20_code_20_tableau"><text:s text:c="3"/>} \ </text:p>
            <text:p text:style-name="Bloc_20_code_20_tableau"><text:s/>}' 'http://localhost:59824/api/patient'</text:p>
          </table:table-cell>
        </table:table-row>
        <table:table-row>
          <table:table-cell table:style-name="Tableau4.A2" office:value-type="string">
            <text:p text:style-name="P21">Notes</text:p>
          </table:table-cell>
          <table:table-cell table:style-name="Tableau4.B2" office:value-type="string">
            <text:p text:style-name="important">L’id doit être égal à 0 ou ne pas être remplis (vide ou absent). Une erreur se produira si un id est tout de même créé et que celui-ci existe.</text:p>
          </table:table-cell>
        </table:table-row>
      </table:table>
      <text:p text:style-name="P9"/>
      <text:h text:style-name="P49" text:outline-level="3"><text:bookmark-start text:name="__RefHeading___Toc290_679808503"/>Mettre à jour un Patient<text:bookmark-end text:name="__RefHeading___Toc290_679808503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1">Description</text:p>
          </table:table-cell>
          <table:table-cell table:style-name="Tableau5.B1" office:value-type="string">
            <text:p text:style-name="P29">Met à jour un Patient</text:p>
          </table:table-cell>
        </table:table-row>
        <table:table-row>
          <table:table-cell table:style-name="Tableau5.A2" office:value-type="string">
            <text:p text:style-name="P22">Méthode</text:p>
          </table:table-cell>
          <table:table-cell table:style-name="Tableau5.B2" office:value-type="string">
            <text:p text:style-name="P21">PUT</text:p>
          </table:table-cell>
        </table:table-row>
        <table:table-row>
          <table:table-cell table:style-name="Tableau5.A2" office:value-type="string">
            <text:p text:style-name="P22">URL</text:p>
          </table:table-cell>
          <table:table-cell table:style-name="Tableau5.B2" office:value-type="string">
            <text:p text:style-name="P22">/api/patient/<text:span text:style-name="T11">{id}</text:span></text:p>
          </table:table-cell>
        </table:table-row>
        <table:table-row>
          <table:table-cell table:style-name="Tableau5.A2" office:value-type="string">
            <text:p text:style-name="P22">Paramètres URL</text:p>
          </table:table-cell>
          <table:table-cell table:style-name="Tableau5.B2" office:value-type="string">
            <text:p text:style-name="contenu_20_grisé">(aucun)</text:p>
          </table:table-cell>
        </table:table-row>
        <table:table-row>
          <table:table-cell table:style-name="Tableau5.A2" office:value-type="string">
            <text:p text:style-name="P34">Paramètres DATA</text:p>
          </table:table-cell>
          <table:table-cell table:style-name="Tableau5.B2" office:value-type="string">
            <text:p text:style-name="P26">Patient en format JSON</text:p>
          </table:table-cell>
        </table:table-row>
        <table:table-row>
          <table:table-cell table:style-name="Tableau5.A2" office:value-type="string">
            <text:p text:style-name="P18">Succès</text:p>
          </table:table-cell>
          <table:table-cell table:style-name="Tableau5.B2" office:value-type="string">
            <text:p text:style-name="P22">Code 20<text:span text:style-name="T14">4</text:span></text:p>
            <text:p text:style-name="P22"><text:span text:style-name="T10">Contenu </text:span><text:span text:style-name="T3">: </text:span><text:span text:style-name="T6">aucun </text:span><text:span text:style-name="T7">(No Cotent)</text:span></text:p>
          </table:table-cell>
        </table:table-row>
        <table:table-row>
          <table:table-cell table:style-name="Tableau5.A2" office:value-type="string">
            <text:p text:style-name="P18">Erreur</text:p>
          </table:table-cell>
          <table:table-cell table:style-name="Tableau5.B2" office:value-type="string">
            <text:p text:style-name="P31">Code <text:span text:style-name="T13">400</text:span></text:p>
            <text:p text:style-name="P37">Contenu : description de l’erreur en format string</text:p>
            <text:p text:style-name="P28"><text:span text:style-name="T4">O</text:span><text:span text:style-name="T2">U</text:span></text:p>
            <text:p text:style-name="P31">Code <text:span text:style-name="T13">400</text:span></text:p>
            <text:p text:style-name="P27"><text:span text:style-name="T3">Contenu : </text:span><text:span text:style-name="T2">Liste d’erreur, tableau de string en format JSON</text:span></text:p>
            <text:p text:style-name="P38">Exemple : Voir créer un patient</text:p>
            <text:p text:style-name="P28"><text:span text:style-name="T4">O</text:span><text:span text:style-name="T2">U</text:span></text:p>
            <text:p text:style-name="P31">Code <text:span text:style-name="T13">404</text:span></text:p>
            <text:p text:style-name="P20"><text:span text:style-name="T2">Contenu : </text:span><text:span text:style-name="T4">description de l’erreur </text:span><text:span text:style-name="T2">en format </text:span><text:span text:style-name="T4">string</text:span></text:p>
          </table:table-cell>
        </table:table-row>
        <text:soft-page-break/>
        <table:table-row>
          <table:table-cell table:style-name="Tableau5.A2" office:value-type="string">
            <text:p text:style-name="P18">Exemple</text:p>
          </table:table-cell>
          <table:table-cell table:style-name="Tableau5.B2" office:value-type="string">
            <text:p text:style-name="Bloc_20_code_20_tableau"><text:s/>curl -X PUT --header 'Content-Type: application/json-patch+json' -d '{ \ </text:p>
            <text:p text:style-name="Bloc_20_code_20_tableau"><text:s text:c="3"/>"id": 10, \ </text:p>
            <text:p text:style-name="Bloc_20_code_20_tableau"><text:s text:c="3"/>"admin": { \ </text:p>
            <text:p text:style-name="Bloc_20_code_20_tableau"><text:s text:c="5"/>"prenom": "Puff", \ </text:p>
            <text:p text:style-name="Bloc_20_code_20_tableau"><text:s text:c="5"/>"nom": "Di Bartolommeo", \ </text:p>
            <text:p text:style-name="Bloc_20_code_20_tableau"><text:s text:c="5"/>"date_de_naissance": "1969-03-23T05:19:51Z", \ </text:p>
            <text:p text:style-name="Bloc_20_code_20_tableau"><text:s text:c="5"/>"genre": "Male" \ </text:p>
            <text:p text:style-name="Bloc_20_code_20_tableau"><text:s text:c="3"/>}, \ </text:p>
            <text:p text:style-name="Bloc_20_code_20_tableau"><text:s text:c="3"/>"biometrie": { \ </text:p>
            <text:p text:style-name="Bloc_20_code_20_tableau"><text:s text:c="5"/>"poids": 82, \ </text:p>
            <text:p text:style-name="Bloc_20_code_20_tableau"><text:s text:c="5"/>"taille": 171 \ </text:p>
            <text:p text:style-name="Bloc_20_code_20_tableau"><text:s text:c="3"/>}, \ </text:p>
            <text:p text:style-name="Bloc_20_code_20_tableau"><text:s text:c="3"/>"const_biologique": { \ </text:p>
            <text:p text:style-name="Bloc_20_code_20_tableau"><text:s text:c="5"/>"hbA1c": 0.05, \ </text:p>
            <text:p text:style-name="Bloc_20_code_20_tableau"><text:s text:c="5"/>"cholesterol_total": 207, \ </text:p>
            <text:p text:style-name="Bloc_20_code_20_tableau"><text:s text:c="5"/>"cholesterol_HDL": 30 \ </text:p>
            <text:p text:style-name="Bloc_20_code_20_tableau"><text:s text:c="3"/>}, \ </text:p>
            <text:p text:style-name="Bloc_20_code_20_tableau"><text:s text:c="3"/>"parametres": { \ </text:p>
            <text:p text:style-name="Bloc_20_code_20_tableau"><text:s text:c="5"/>"pss": 148 \ </text:p>
            <text:p text:style-name="Bloc_20_code_20_tableau"><text:s text:c="3"/>}, \ </text:p>
            <text:p text:style-name="Bloc_20_code_20_tableau"><text:s text:c="3"/>"assuetudes": { \ </text:p>
            <text:p text:style-name="Bloc_20_code_20_tableau"><text:s text:c="5"/>"consommation_tabagique": 60 \ </text:p>
            <text:p text:style-name="Bloc_20_code_20_tableau"><text:s text:c="3"/>} \ </text:p>
            <text:p text:style-name="Bloc_20_code_20_tableau"><text:s/>}' 'http://localhost:59824/api/patient/10'</text:p>
          </table:table-cell>
        </table:table-row>
        <table:table-row>
          <table:table-cell table:style-name="Tableau5.A2" office:value-type="string">
            <text:p text:style-name="P21">Notes</text:p>
          </table:table-cell>
          <table:table-cell table:style-name="Tableau5.B2" office:value-type="string">
            <text:p text:style-name="contenu_20_grisé">(aucun<text:span text:style-name="T11">e</text:span>)</text:p>
          </table:table-cell>
        </table:table-row>
      </table:table>
      <text:p text:style-name="P9"/>
      <text:h text:style-name="P49" text:outline-level="3"><text:bookmark-start text:name="__RefHeading___Toc292_679808503"/>Supprimer un Patient<text:bookmark-end text:name="__RefHeading___Toc292_679808503"/>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1">Description</text:p>
          </table:table-cell>
          <table:table-cell table:style-name="Tableau6.B1" office:value-type="string">
            <text:p text:style-name="P22"><text:span text:style-name="T15">Supprime un</text:span> <text:span text:style-name="T9">P</text:span>atient</text:p>
          </table:table-cell>
        </table:table-row>
        <table:table-row>
          <table:table-cell table:style-name="Tableau6.A2" office:value-type="string">
            <text:p text:style-name="P22">Méthode</text:p>
          </table:table-cell>
          <table:table-cell table:style-name="Tableau6.B2" office:value-type="string">
            <text:p text:style-name="P21">DELETE</text:p>
          </table:table-cell>
        </table:table-row>
        <table:table-row>
          <table:table-cell table:style-name="Tableau6.A2" office:value-type="string">
            <text:p text:style-name="P22">URL</text:p>
          </table:table-cell>
          <table:table-cell table:style-name="Tableau6.B2" office:value-type="string">
            <text:p text:style-name="P22">/api/patient/<text:span text:style-name="T11">{id}</text:span></text:p>
          </table:table-cell>
        </table:table-row>
        <table:table-row>
          <table:table-cell table:style-name="Tableau6.A2" office:value-type="string">
            <text:p text:style-name="P22">Paramètres URL</text:p>
          </table:table-cell>
          <table:table-cell table:style-name="Tableau6.B2" office:value-type="string">
            <text:p text:style-name="contenu_20_grisé">(aucun)</text:p>
          </table:table-cell>
        </table:table-row>
        <table:table-row>
          <table:table-cell table:style-name="Tableau6.A2" office:value-type="string">
            <text:p text:style-name="P34">Paramètres DATA</text:p>
          </table:table-cell>
          <table:table-cell table:style-name="Tableau6.B2" office:value-type="string">
            <text:p text:style-name="contenu_20_grisé">(aucun)</text:p>
          </table:table-cell>
        </table:table-row>
        <table:table-row>
          <table:table-cell table:style-name="Tableau6.A2" office:value-type="string">
            <text:p text:style-name="P18">Succès</text:p>
          </table:table-cell>
          <table:table-cell table:style-name="Tableau6.B2" office:value-type="string">
            <text:p text:style-name="P22">Code 20<text:span text:style-name="T14">4</text:span></text:p>
            <text:p text:style-name="P32"><text:span text:style-name="T3">Contenu : </text:span><text:span text:style-name="T6">aucun </text:span><text:span text:style-name="T7">(No Cotent)</text:span></text:p>
          </table:table-cell>
        </table:table-row>
        <table:table-row>
          <table:table-cell table:style-name="Tableau6.A2" office:value-type="string">
            <text:p text:style-name="P18">Erreur</text:p>
          </table:table-cell>
          <table:table-cell table:style-name="Tableau6.B2" office:value-type="string">
            <text:p text:style-name="contenu_20_grisé">(aucun)</text:p>
          </table:table-cell>
        </table:table-row>
        <table:table-row>
          <table:table-cell table:style-name="Tableau6.A2" office:value-type="string">
            <text:p text:style-name="P18">Exemple</text:p>
          </table:table-cell>
          <table:table-cell table:style-name="Tableau6.B2" office:value-type="string">
            <text:p text:style-name="Bloc_20_code_20_tableau">curl -X DELETE 'http://localhost:59824/api/patient/163'</text:p>
          </table:table-cell>
        </table:table-row>
        <table:table-row>
          <table:table-cell table:style-name="Tableau6.A2" office:value-type="string">
            <text:p text:style-name="P21">Notes</text:p>
          </table:table-cell>
          <table:table-cell table:style-name="Tableau6.B2" office:value-type="string">
            <text:p text:style-name="contenu_20_grisé">(aucun<text:span text:style-name="T11">e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, Menlo, Consolas, 'Bitstream Vera Sans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 style:shadow="none" style:writing-mode="lr-t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ustom" style:family="paragraph" style:parent-style-name="Standard">
      <style:paragraph-properties style:writing-mode="page"/>
    </style:style>
    <style:style style:name="Bloc_20_code" style:display-name="Bloc code" style:family="paragraph" style:parent-style-name="Custom">
      <loext:graphic-properties draw:fill="solid" draw:fill-color="#eeeeee"/>
      <style:paragraph-properties fo:margin-left="1cm" fo:margin-right="1cm" fo:text-indent="0cm" style:auto-text-indent="false" fo:background-color="#eeeeee" style:writing-mode="pag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background-color="transparent" style:writing-mode="page"/>
      <style:text-properties fo:font-weight="bold" style:font-size-asian="10.5pt"/>
    </style:style>
    <style:style style:name="Header" style:family="paragraph" style:parent-style-name="Footer" style:class="extra">
      <style:paragraph-properties fo:padding="0.049cm" fo:border-left="none" fo:border-right="none" fo:border-top="none" fo:border-bottom="0.06pt solid #000000" style:writing-mode="lr-tb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style:writing-mode="lr-tb"/>
      <style:text-properties fo:font-size="10pt" style:font-size-asian="10.5pt"/>
    </style:style>
    <style:style style:name="tab_20_a_20_gauche" style:display-name="tab a gauche" style:family="paragraph" style:parent-style-name="Table_20_Contents">
      <style:paragraph-properties fo:text-align="start" style:justify-single-word="false" style:writing-mode="page"/>
      <style:text-properties style:font-size-asian="10.5pt"/>
    </style:style>
    <style:style style:name="Preformatted_20_Text" style:display-name="Preformatted Text" style:family="paragraph" style:parent-style-name="Standard" style:class="html"/>
    <style:style style:name="contenu_20_grisé" style:display-name="contenu grisé" style:family="paragraph" style:parent-style-name="Table_20_Contents">
      <loext:graphic-properties draw:fill="none" draw:fill-color="#729fcf"/>
      <style:paragraph-properties fo:text-align="start" style:justify-single-word="false" fo:background-color="transparent" style:writing-mode="page"/>
      <style:text-properties fo:color="#b2b2b2" style:font-size-asian="10.5pt"/>
    </style:style>
    <style:style style:name="Bloc_20_code_20_tableau" style:display-name="Bloc code tableau" style:family="paragraph" style:parent-style-name="Table_20_Contents">
      <loext:graphic-properties draw:fill="solid" draw:fill-color="#eeeeee"/>
      <style:paragraph-properties fo:text-align="start" style:justify-single-word="false" fo:background-color="#eeeeee" style:writing-mode="page"/>
      <style:text-properties style:font-size-asian="10.5pt"/>
    </style:style>
    <style:style style:name="important" style:family="paragraph" style:parent-style-name="Table_20_Contents">
      <loext:graphic-properties draw:fill="solid" draw:fill-color="#fdcacb"/>
      <style:paragraph-properties fo:text-align="start" style:justify-single-word="false" fo:background-color="#fdcacb" style:writing-mode="page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Titre_20_principal_20_secondaire" style:display-name="Titre principal secondaire" style:family="paragraph" style:parent-style-name="Title">
      <loext:graphic-properties draw:fill="none" draw:fill-color="#729fcf"/>
      <style:paragraph-properties fo:background-color="transparent" style:writing-mode="lr-tb"/>
      <style:text-properties fo:font-size="20pt" style:font-weight-complex="normal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Header_20_left" style:display-name="Header left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35686" officeooo:paragraph-rsid="00335686"/>
    </style:style>
    <style:style style:name="M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MP3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MP4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MP5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API de comparaison des risques</text:p>
          <text:p text:style-name="MP2">version prototype</text:p>
        </text:section>
      </style:header>
      <style:header-first>
        <text:p text:style-name="MP3">Mise à jour : 12/12/2017</text:p>
      </style:header-first>
      <style:footer>
        <text:section text:style-name="MSect1" text:name="Section2">
          <text:p text:style-name="MP4">Liénard Frédérik</text:p>
          <text:p text:style-name="MP5"><text:initial-creator/><text:initial-creator/>Page <text:page-number text:select-page="current">3</text:page-number> / <text:page-count>7</text:page-count></text:p>
        </text:section>
      </style:footer>
      <style:footer-first>
        <text:section text:style-name="MSect1" text:name="Section6">
          <text:p text:style-name="MP4">Liénard Frédérik</text:p>
          <text:p text:style-name="MP5"><text:initial-creator/><text:initial-creator/>Page <text:page-number text:select-page="current">1</text:page-number> / <text:page-count>7</text:page-count></text:p>
        </text:section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1:21.613000000</meta:creation-date>
    <dc:date>2017-12-12T19:51:43.997000000</dc:date>
    <meta:editing-duration>PT1H35M42S</meta:editing-duration>
    <meta:editing-cycles>19</meta:editing-cycles>
    <meta:generator>LibreOffice/5.3.6.1$Windows_x86 LibreOffice_project/686f202eff87ef707079aeb7f485847613344eb7</meta:generator>
    <dc:creator>Liénard Frédérik</dc:creator>
    <meta:document-statistic meta:table-count="6" meta:image-count="0" meta:object-count="0" meta:page-count="7" meta:paragraph-count="287" meta:word-count="931" meta:character-count="6228" meta:non-whitespace-character-count="5275"/>
  </office:meta>
</office:document-meta>
</file>